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text-properties fo:color="#000000"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P2" style:family="paragraph" style:parent-style-name="Normalny">
      <style:text-properties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P3" style:family="paragraph" style:parent-style-name="Normalny">
      <style:text-properties fo:font-size="12pt" fo:language="pl" fo:country="PL" officeooo:rsid="00185282" officeooo:paragraph-rsid="00185282" style:font-name-asian="Times New Roman" style:font-size-asian="12pt" style:language-asian="pl" style:country-asian="PL" style:font-name-complex="Calibri" style:font-size-complex="12pt"/>
    </style:style>
    <style:style style:name="P4" style:family="paragraph" style:parent-style-name="Normalny">
      <style:text-properties fo:font-size="12pt" fo:language="pl" fo:country="PL" fo:font-weight="bold" officeooo:rsid="00185282" officeooo:paragraph-rsid="00185282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P5" style:family="paragraph" style:parent-style-name="Normalny">
      <style:text-properties officeooo:paragraph-rsid="00185282"/>
    </style:style>
    <style:style style:name="P6" style:family="paragraph" style:parent-style-name="Normalny">
      <style:text-properties officeooo:paragraph-rsid="0019bc5c"/>
    </style:style>
    <style:style style:name="P7" style:family="paragraph" style:parent-style-name="Normalny">
      <style:text-properties officeooo:paragraph-rsid="0019cf77"/>
    </style:style>
    <style:style style:name="P8" style:family="paragraph" style:parent-style-name="Normalny">
      <style:text-properties officeooo:paragraph-rsid="001adfa8"/>
    </style:style>
    <style:style style:name="P9" style:family="paragraph" style:parent-style-name="Normalny" style:master-page-name="MP0">
      <style:paragraph-properties fo:text-align="center" style:justify-single-word="false" style:page-number="auto" fo:break-befor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10" style:family="paragraph" style:parent-style-name="Normalny">
      <style:text-properties fo:font-size="12pt" fo:language="pl" fo:country="PL" fo:font-weight="bold" officeooo:rsid="00185282" officeooo:paragraph-rsid="00185282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P11" style:family="paragraph" style:parent-style-name="Normalny">
      <style:text-properties officeooo:paragraph-rsid="0019cf77"/>
    </style:style>
    <style:style style:name="P12" style:family="paragraph" style:parent-style-name="Normalny">
      <style:text-properties officeooo:paragraph-rsid="001f050d"/>
    </style:style>
    <style:style style:name="T1" style:family="text">
      <style:text-properties fo:font-size="12pt" fo:language="pl" fo:country="PL" style:font-size-asian="12pt" style:font-size-complex="12pt"/>
    </style:style>
    <style:style style:name="T2" style:family="text">
      <style:text-properties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T3" style:family="text">
      <style:text-properties fo:font-size="12pt" fo:language="pl" fo:country="PL" officeooo:rsid="00185282" style:font-name-asian="Times New Roman" style:font-size-asian="12pt" style:language-asian="pl" style:country-asian="PL" style:font-name-complex="Calibri" style:font-size-complex="12pt"/>
    </style:style>
    <style:style style:name="T4" style:family="text">
      <style:text-properties fo:font-size="12pt" fo:language="pl" fo:country="PL" officeooo:rsid="0019bc5c" style:font-name-asian="Times New Roman" style:font-size-asian="12pt" style:language-asian="pl" style:country-asian="PL" style:font-name-complex="Calibri" style:font-size-complex="12pt"/>
    </style:style>
    <style:style style:name="T5" style:family="text">
      <style:text-properties fo:font-size="12pt" fo:language="pl" fo:country="PL" officeooo:rsid="0019cf77" style:font-name-asian="Times New Roman" style:font-size-asian="12pt" style:language-asian="pl" style:country-asian="PL" style:font-name-complex="Calibri" style:font-size-complex="12pt"/>
    </style:style>
    <style:style style:name="T6" style:family="text">
      <style:text-properties fo:font-size="12pt" fo:language="pl" fo:country="PL" officeooo:rsid="001adfa8" style:font-name-asian="Times New Roman" style:font-size-asian="12pt" style:language-asian="pl" style:country-asian="PL" style:font-name-complex="Calibri" style:font-size-complex="12pt"/>
    </style:style>
    <style:style style:name="T7" style:family="text">
      <style:text-properties fo:font-size="12pt" fo:language="pl" fo:country="PL" officeooo:rsid="001d3de3" style:font-name-asian="Times New Roman" style:font-size-asian="12pt" style:language-asian="pl" style:country-asian="PL" style:font-name-complex="Calibri" style:font-size-complex="12pt"/>
    </style:style>
    <style:style style:name="T8" style:family="text">
      <style:text-properties fo:font-size="12pt" fo:language="pl" fo:country="PL" officeooo:rsid="001f050d" style:font-name-asian="Times New Roman" style:font-size-asian="12pt" style:language-asian="pl" style:country-asian="PL" style:font-name-complex="Calibri" style:font-size-complex="12pt"/>
    </style:style>
    <style:style style:name="T9" style:family="text">
      <style:text-properties fo:font-size="12pt" fo:language="pl" fo:country="PL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1" style:family="text">
      <style:text-properties fo:font-size="12pt" fo:language="pl" fo:country="PL" fo:font-weight="bold" officeooo:rsid="001f050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2" style:family="text">
      <style:text-properties fo:font-size="12pt" fo:language="pl" fo:country="PL" fo:font-weight="normal" officeooo:rsid="001f050d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3" style:family="text">
      <style:text-properties fo:color="#000000" fo:font-size="12pt" fo:language="pl" fo:country="PL" fo:background-color="#ffffff" loext:char-shading-value="0" style:font-name-asian="Times New Roman" style:font-size-asian="12pt" style:language-asian="pl" style:country-asian="PL" style:font-name-complex="Calibri" style:font-size-complex="12pt"/>
    </style:style>
    <style:style style:name="T14" style:family="text">
      <style:text-properties fo:color="#000000"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T15" style:family="text">
      <style:text-properties fo:color="#000000" fo:font-size="12pt" fo:language="pl" fo:country="PL" officeooo:rsid="00185282" style:font-name-asian="Times New Roman" style:font-size-asian="12pt" style:language-asian="pl" style:country-asian="PL" style:font-name-complex="Calibri" style:font-size-complex="12pt"/>
    </style:style>
    <style:style style:name="T16" style:family="text">
      <style:text-properties fo:color="#000000" fo:font-size="12pt" fo:language="pl" fo:country="PL" officeooo:rsid="001adfa8" style:font-name-asian="Times New Roman" style:font-size-asian="12pt" style:language-asian="pl" style:country-asian="PL" style:font-name-complex="Calibri" style:font-size-complex="12pt"/>
    </style:style>
    <style:style style:name="T17" style:family="text">
      <style:text-properties fo:color="#000000"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8" style:family="text">
      <style:text-properties style:font-name="Times New Roman" fo:font-size="12pt" fo:language="pl" fo:country="PL" style:font-name-asian="Times New Roman" style:font-size-asian="12pt" style:language-asian="pl" style:country-asian="PL" style:font-size-complex="12pt"/>
    </style:style>
    <style:style style:name="T19" style:family="text">
      <style:text-properties officeooo:rsid="00185282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mafory</text:p>
      <text:p text:style-name="Normalny"><text:span text:style-name="Domyślna_20_czcionka_20_akapitu"><text:span text:style-name="T9">Treść zadania:</text:span></text:span><text:span text:style-name="Domyślna_20_czcionka_20_akapitu"><text:span text:style-name="T1"><text:line-break/></text:span></text:span><text:span text:style-name="Domyślna_20_czcionka_20_akapitu"><text:span text:style-name="T13">Mamy bufor FIFO na liczby całkowite.<text:line-break/></text:span></text:span><text:span text:style-name="Domyślna_20_czcionka_20_akapitu"><text:span text:style-name="T14">Procesy A1 generują kolejne liczby parzyste modulo 100, jeżeli w buforze jest mniej niż 10 liczb parzystych.</text:span></text:span><text:span text:style-name="Domyślna_20_czcionka_20_akapitu"><text:span text:style-name="T18"><text:line-break/></text:span></text:span><text:span text:style-name="Domyślna_20_czcionka_20_akapitu"><text:span text:style-name="T14">Procesy A2 generują kolejne liczby nieparzyste modulo 100, jeżeli liczb parzystych w buforze jest więcej niż nieparzystych.</text:span></text:span><text:span text:style-name="Domyślna_20_czcionka_20_akapitu"><text:span text:style-name="T18"><text:line-break/></text:span></text:span><text:span text:style-name="Domyślna_20_czcionka_20_akapitu"><text:span text:style-name="T14">Procesy B1 zjadają liczby parzyste, pod warunkiem, że w bufor zawiera co najmniej 3 liczby.</text:span></text:span><text:span text:style-name="Domyślna_20_czcionka_20_akapitu"><text:span text:style-name="T18"><text:line-break/></text:span></text:span><text:span text:style-name="Domyślna_20_czcionka_20_akapitu"><text:span text:style-name="T14">Procesy B2 zjadają liczby nieparzyste, pod warunkiem, że bufor zawiera co najmniej 7 liczb.</text:span></text:span><text:span text:style-name="Domyślna_20_czcionka_20_akapitu"><text:span text:style-name="T18"><text:line-break/></text:span></text:span><text:span text:style-name="Domyślna_20_czcionka_20_akapitu"><text:span text:style-name="T14">W systemie może być dowolna liczba procesów każdego z typów.</text:span></text:span><text:span text:style-name="Domyślna_20_czcionka_20_akapitu"><text:span text:style-name="T18"><text:line-break/></text:span></text:span><text:span text:style-name="Domyślna_20_czcionka_20_akapitu"><text:span text:style-name="T14">Zrealizuj ww. funkcjonalność przy pomocy semaforów.</text:span></text:span><text:span text:style-name="Domyślna_20_czcionka_20_akapitu"><text:span text:style-name="T18"><text:line-break/></text:span></text:span><text:span text:style-name="Domyślna_20_czcionka_20_akapitu"><text:span text:style-name="T14">Zakładamy, że bufor FIFO poza standardowym put i get ma tylko metodę umożliwiającą sprawdzenie liczby na wyjściu (bez wyjmowania) oraz posiada metody zliczające elementy parzyste i nieparzyste.</text:span></text:span><text:span text:style-name="Domyślna_20_czcionka_20_akapitu"><text:span text:style-name="T18"><text:line-break/></text:span></text:span><text:span text:style-name="Domyślna_20_czcionka_20_akapitu"><text:span text:style-name="T14">Zakładamy, że semafory mają tylko operacje P i V.</text:span></text:span></text:p>
      <text:p text:style-name="P1"/>
      <text:p text:style-name="P5"><text:span text:style-name="Domyślna_20_czcionka_20_akapitu"><text:span text:style-name="T17">Realizacja:</text:span></text:span><text:span text:style-name="Domyślna_20_czcionka_20_akapitu"><text:span text:style-name="T14"><text:line-break/>Do realizacji semaforów wykorzystujemy bibliotekę &lt;sys/sem.h&gt; i operacje semctl() oraz semop().<text:line-break/>Do realizacji przestrzeni współdzielonej wykorzystujemy </text:span></text:span><text:span text:style-name="Domyślna_20_czcionka_20_akapitu"><text:span text:style-name="T16">threadcreate i threadjoin.</text:span></text:span><text:span text:style-name="Domyślna_20_czcionka_20_akapitu"><text:span text:style-name="T14"><text:line-break/></text:span></text:span><text:span text:style-name="Domyślna_20_czcionka_20_akapitu"><text:span text:style-name="T15">Wykorzystujemy queue z STD.</text:span></text:span><text:span text:style-name="Domyślna_20_czcionka_20_akapitu"><text:span text:style-name="T14"><text:line-break/></text:span></text:span><text:span text:style-name="Domyślna_20_czcionka_20_akapitu"><text:span text:style-name="T2">Tworzymy plik .h z twardo zdefiniowanymi identyfikatorami naszych semaforów, który będzie dołączony do plików naszych procesów.</text:span></text:span></text:p>
      <text:p text:style-name="P2"/>
      <text:p text:style-name="P4">Zmienne globalne:</text:p>
      <text:p text:style-name="P3">Fque – wskazanie na współdzielony buffor (kolejkę FIFO)</text:p>
      <text:p text:style-name="P3">prodEvenWaiting – ilość oczekujących <text:span text:style-name="T20">producentów parzystych</text:span></text:p>
      <text:p text:style-name="P3">prodOddWaiting – ilość oczekujących <text:span text:style-name="T20">producentów nieparzystych</text:span></text:p>
      <text:p text:style-name="P3">consEvenWaiting – ilość oczekujących <text:span text:style-name="T20">konsumentów parzystych</text:span></text:p>
      <text:p text:style-name="P3">consOddWaiting – ilość oczekujących <text:span text:style-name="T20">konsumentów nieparzystych</text:span></text:p>
      <text:p text:style-name="P4"/>
      <text:p text:style-name="P2"><text:span text:style-name="T20">Semafory:</text:span><text:line-break/><text:span text:style-name="T19">mutex</text:span> – semafor binarny inicjowany na 1, P() gdy proces otrzymuje dostęp do kolejki i V() gdy ją zwalnia</text:p>
      <text:p text:style-name="P3"><text:soft-page-break/>mutexProdEven() - semafor binarny inicjowany na 0, P() gdy nie będą spełnione warunki wykonania <text:span text:style-name="T20">producenta parzystego</text:span>, V() gdy inny proces wykryje zajście tych warunków</text:p>
      <text:p text:style-name="P3">mutexProdOdd() - semafor binarny inicjowany na 0, P() gdy nie będą spełnione warunki wykonania <text:span text:style-name="T20">producenta nieparzystego</text:span>, V() gdy inny proces wykryje zajście tych warunków</text:p>
      <text:p text:style-name="P3">mutexConsEven() - semafor binarny inicjowany na 0, P() gdy nie będą spełnione warunki wykonania <text:span text:style-name="T20">konsumenta parzystego</text:span>, V() gdy inny proces wykryje zajście tych warunków</text:p>
      <text:p text:style-name="P3">mutexConsOdd() - semafor binarny inicjowany na 0, P() gdy nie będą spełnione warunki wykonania <text:span text:style-name="T20">konsumenta nieparzystego</text:span>, V() gdy inny proces wykryje zajście tych warunków</text:p>
      <text:p text:style-name="P2"/>
      <text:p text:style-name="P7"><text:span text:style-name="Domyślna_20_czcionka_20_akapitu"><text:span text:style-name="T10">Procesy:</text:span></text:span></text:p>
      <text:p text:style-name="P12"><text:span text:style-name="Domyślna_20_czcionka_20_akapitu"><text:span text:style-name="T12">Procesy wykonują się w wątkach z nieskończoną pętlą je uruchamiającą.</text:span></text:span></text:p>
      <text:p text:style-name="P7"><text:span text:style-name="Domyślna_20_czcionka_20_akapitu"><text:span text:style-name="T3">Procesy najpierw zajmują sekcję krytyczną P(mutex) </text:span></text:span><text:span text:style-name="Domyślna_20_czcionka_20_akapitu"><text:span text:style-name="T8">a n</text:span></text:span><text:span text:style-name="Domyślna_20_czcionka_20_akapitu"><text:span text:style-name="T3">astępnie sprawdzają swoje warunki wykonania.</text:span></text:span></text:p>
      <text:p text:style-name="P6"><text:span text:style-name="Domyślna_20_czcionka_20_akapitu"><text:span text:style-name="T3">Jeśli warunki te nie zachodzą – zwiększamy odpowiadającą procesowi zmienną globalną zliczającą ilość procesów oczekujących tego typu, potem zwalniamy sekcję krytyczną V(mutex) a na koniec zatrzymujemy dalsze wykonanie procesu operacją P() na </text:span></text:span><text:span text:style-name="Domyślna_20_czcionka_20_akapitu"><text:span text:style-name="T4">odpowiadającym mu semaforze.</text:span></text:span></text:p>
      <text:p text:style-name="P6"><text:span text:style-name="Domyślna_20_czcionka_20_akapitu"><text:span text:style-name="T4">Jeśli warunki wykonania są spełnione </text:span></text:span><text:span text:style-name="Domyślna_20_czcionka_20_akapitu"><text:span text:style-name="T8">lub proces został wybudzony (brak ‘else’) </text:span></text:span><text:span text:style-name="Domyślna_20_czcionka_20_akapitu"><text:span text:style-name="T4">– proces wykonuje swoje operacje na buforze a następnie sprawdza w ustalonej kolejności czy nie zaszły warunki wykonania dla któregoś z innych typów procesów.<text:line-break/>Jeśli dla jakiegoś zajdą – dekrementuje zmienną odpowiedzialną za zliczanie procesów oczekujących tego typu i budzi jeden z nich operacją V() na odpowiadającym mu semaforze „</text:span></text:span><text:span text:style-name="Domyślna_20_czcionka_20_akapitu"><text:span text:style-name="T5">przekazując” mu sekcję krytyczną</text:span></text:span><text:span text:style-name="Domyślna_20_czcionka_20_akapitu"><text:span text:style-name="T4">. Nie sprawdzamy warunków dla kolejnych typów.<text:line-break/>Jeśli dla żadnego nie zachodzą – zwalniamy sekcję krytyczną operacją V(mutex).</text:span></text:span></text:p>
      <text:p text:style-name="P6"><text:span text:style-name="Domyślna_20_czcionka_20_akapitu"><text:span text:style-name="T4"/></text:span></text:p>
      <text:p text:style-name="P7"><text:span text:style-name="Domyślna_20_czcionka_20_akapitu"><text:span text:style-name="T5">Testowanie:</text:span></text:span></text:p>
      <text:p text:style-name="P8"><text:span text:style-name="Domyślna_20_czcionka_20_akapitu"><text:span text:style-name="T6">Testowanie wykonujemy wewnątrz programu wypisując informacje o typie uruchamianych procesów oraz aktualnej zawartości buffora. </text:span></text:span><text:span text:style-name="Domyślna_20_czcionka_20_akapitu"><text:span text:style-name="T7">(można dodać kolejny semafor binarny do dostępu do buffora wyjścia żeby kolejność była prawidłowa) (testy zakleszczeń zewnętrznym programem dr. Daszczuk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ilip Przybysz</meta:initial-creator>
    <meta:creation-date>2019-03-30T19:48:00Z</meta:creation-date>
    <dc:date>2019-04-01T13:31:15.742854078</dc:date>
    <meta:editing-cycles>7</meta:editing-cycles>
    <meta:editing-duration>PT2H23M22S</meta:editing-duration>
    <meta:document-statistic meta:table-count="0" meta:image-count="0" meta:object-count="0" meta:page-count="2" meta:paragraph-count="21" meta:word-count="478" meta:character-count="3587" meta:non-whitespace-character-count="3120"/>
    <meta:template xlink:type="simple" xlink:actuate="onRequest" xlink:title="" xlink:href="../Przybysz_Filip_Semafory_Koncept.odt/Normal.dotm"/>
  </office:meta>
</office:document-meta>
</file>